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0884" officeooo:paragraph-rsid="00080884"/>
    </style:style>
    <style:style style:name="P2" style:family="paragraph" style:parent-style-name="Text_20_body">
      <style:text-properties officeooo:rsid="00080884" officeooo:paragraph-rsid="000948fb"/>
    </style:style>
    <style:style style:name="P3" style:family="paragraph" style:parent-style-name="Text_20_body">
      <style:text-properties officeooo:rsid="0008165c" officeooo:paragraph-rsid="0008165c"/>
    </style:style>
    <style:style style:name="P4" style:family="paragraph" style:parent-style-name="Text_20_body">
      <style:text-properties officeooo:rsid="000948fb" officeooo:paragraph-rsid="000948fb"/>
    </style:style>
    <style:style style:name="P5" style:family="paragraph" style:parent-style-name="Text_20_body">
      <style:text-properties officeooo:rsid="000948fb" officeooo:paragraph-rsid="000aaba3"/>
    </style:style>
    <style:style style:name="P6" style:family="paragraph" style:parent-style-name="Text_20_body">
      <style:text-properties officeooo:rsid="000948fb" officeooo:paragraph-rsid="0011241b"/>
    </style:style>
    <style:style style:name="P7" style:family="paragraph" style:parent-style-name="Text_20_body">
      <style:text-properties officeooo:rsid="000f8d97" officeooo:paragraph-rsid="000f8d97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text-properties officeooo:rsid="000948fb" officeooo:paragraph-rsid="000948fb"/>
    </style:style>
    <style:style style:name="P10" style:family="paragraph" style:parent-style-name="Text_20_body" style:list-style-name="L2">
      <style:text-properties officeooo:rsid="000948fb" officeooo:paragraph-rsid="000aaba3"/>
    </style:style>
    <style:style style:name="P11" style:family="paragraph" style:parent-style-name="Text_20_body" style:list-style-name="L6">
      <style:text-properties officeooo:rsid="000948fb" officeooo:paragraph-rsid="000c81ac"/>
    </style:style>
    <style:style style:name="P12" style:family="paragraph" style:parent-style-name="Text_20_body" style:list-style-name="L6">
      <style:text-properties officeooo:rsid="000948fb" officeooo:paragraph-rsid="000d5f9a"/>
    </style:style>
    <style:style style:name="P13" style:family="paragraph" style:parent-style-name="Text_20_body" style:list-style-name="L1">
      <style:text-properties officeooo:rsid="000c81ac" officeooo:paragraph-rsid="000c81ac"/>
    </style:style>
    <style:style style:name="P14" style:family="paragraph" style:parent-style-name="Text_20_body" style:list-style-name="L7">
      <style:text-properties officeooo:rsid="000c81ac" officeooo:paragraph-rsid="000c81ac"/>
    </style:style>
    <style:style style:name="P15" style:family="paragraph" style:parent-style-name="Text_20_body" style:list-style-name="L1">
      <style:text-properties officeooo:rsid="0011241b" officeooo:paragraph-rsid="0011241b"/>
    </style:style>
    <style:style style:name="P16" style:family="paragraph" style:parent-style-name="Text_20_body" style:list-style-name="L9">
      <style:text-properties officeooo:rsid="0011241b" officeooo:paragraph-rsid="0011241b"/>
    </style:style>
    <style:style style:name="P17" style:family="paragraph" style:parent-style-name="Text_20_body" style:list-style-name="L10">
      <style:text-properties officeooo:rsid="0011241b" officeooo:paragraph-rsid="0011241b"/>
    </style:style>
    <style:style style:name="P18" style:family="paragraph" style:parent-style-name="Text_20_body" style:list-style-name="L3">
      <style:text-properties officeooo:rsid="000aaba3" officeooo:paragraph-rsid="000aaba3"/>
    </style:style>
    <style:style style:name="P19" style:family="paragraph" style:parent-style-name="Text_20_body" style:list-style-name="L11">
      <style:text-properties officeooo:rsid="000aaba3" officeooo:paragraph-rsid="0011241b"/>
    </style:style>
    <style:style style:name="P20" style:family="paragraph" style:parent-style-name="Text_20_body" style:list-style-name="L3">
      <style:text-properties officeooo:rsid="000bbad5" officeooo:paragraph-rsid="000bbad5"/>
    </style:style>
    <style:style style:name="P21" style:family="paragraph" style:parent-style-name="Text_20_body" style:list-style-name="L4">
      <style:text-properties officeooo:rsid="000bbad5" officeooo:paragraph-rsid="000bbad5"/>
    </style:style>
    <style:style style:name="P22" style:family="paragraph" style:parent-style-name="Text_20_body" style:list-style-name="L5">
      <style:text-properties officeooo:rsid="000bbad5" officeooo:paragraph-rsid="000bbad5"/>
    </style:style>
    <style:style style:name="P23" style:family="paragraph" style:parent-style-name="Text_20_body" style:list-style-name="L11">
      <style:text-properties officeooo:rsid="000bbad5" officeooo:paragraph-rsid="0011241b"/>
    </style:style>
    <style:style style:name="P24" style:family="paragraph" style:parent-style-name="Text_20_body">
      <style:text-properties officeooo:rsid="000bbad5" officeooo:paragraph-rsid="0011241b"/>
    </style:style>
    <style:style style:name="P25" style:family="paragraph" style:parent-style-name="Text_20_body" style:list-style-name="L7">
      <style:text-properties officeooo:paragraph-rsid="000c81ac"/>
    </style:style>
    <style:style style:name="P26" style:family="paragraph" style:parent-style-name="Text_20_body" style:list-style-name="L7">
      <style:text-properties officeooo:rsid="000cfc0c" officeooo:paragraph-rsid="000cfc0c"/>
    </style:style>
    <style:style style:name="P27" style:family="paragraph" style:parent-style-name="Text_20_body" style:list-style-name="L8">
      <style:text-properties officeooo:rsid="000cfc0c" officeooo:paragraph-rsid="000d6235"/>
    </style:style>
    <style:style style:name="P28" style:family="paragraph" style:parent-style-name="Text_20_body" style:list-style-name="L8">
      <style:text-properties officeooo:rsid="000cfc0c" officeooo:paragraph-rsid="0022f634"/>
    </style:style>
    <style:style style:name="P29" style:family="paragraph" style:parent-style-name="Text_20_body" style:list-style-name="L8">
      <style:text-properties officeooo:rsid="000d5f9a" officeooo:paragraph-rsid="000d5f9a"/>
    </style:style>
    <style:style style:name="P30" style:family="paragraph" style:parent-style-name="Text_20_body" style:list-style-name="L8">
      <style:text-properties officeooo:rsid="000d6235" officeooo:paragraph-rsid="000d6235"/>
    </style:style>
    <style:style style:name="P31" style:family="paragraph" style:parent-style-name="Text_20_body" style:list-style-name="L10">
      <style:text-properties officeooo:rsid="0012a5e3" officeooo:paragraph-rsid="0012a5e3"/>
    </style:style>
    <style:style style:name="P32" style:family="paragraph" style:parent-style-name="Text_20_body">
      <style:text-properties officeooo:rsid="002265cc" officeooo:paragraph-rsid="002265cc"/>
    </style:style>
    <style:style style:name="T1" style:family="text">
      <style:text-properties officeooo:rsid="00080884"/>
    </style:style>
    <style:style style:name="T2" style:family="text">
      <style:text-properties officeooo:rsid="0008165c"/>
    </style:style>
    <style:style style:name="T3" style:family="text">
      <style:text-properties officeooo:rsid="000bbad5"/>
    </style:style>
    <style:style style:name="T4" style:family="text">
      <style:text-properties officeooo:rsid="000c81ac"/>
    </style:style>
    <style:style style:name="T5" style:family="text">
      <style:text-properties officeooo:rsid="000cfc0c"/>
    </style:style>
    <style:style style:name="T6" style:family="text">
      <style:text-properties officeooo:rsid="00146c85"/>
    </style:style>
    <style:style style:name="T7" style:family="text">
      <style:text-properties officeooo:rsid="00153188"/>
    </style:style>
    <style:style style:name="T8" style:family="text">
      <style:text-properties officeooo:rsid="00170529"/>
    </style:style>
    <style:style style:name="T9" style:family="text">
      <style:text-properties officeooo:rsid="00175504"/>
    </style:style>
    <style:style style:name="T10" style:family="text">
      <style:text-properties officeooo:rsid="001791c2"/>
    </style:style>
    <style:style style:name="T11" style:family="text">
      <style:text-properties officeooo:rsid="0019db71"/>
    </style:style>
    <style:style style:name="T12" style:family="text">
      <style:text-properties officeooo:rsid="001c410b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d7aa0" fo:background-color="#fff200" loext:char-shading-value="0"/>
    </style:style>
    <style:style style:name="T15" style:family="text">
      <style:text-properties officeooo:rsid="0020cf95"/>
    </style:style>
    <style:style style:name="T16" style:family="text">
      <style:text-properties officeooo:rsid="0022f6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43c15951-7fff-ebf2-6faa-15043d543483"/>Ученики могут регистрироваться</text:p>
      <text:p text:style-name="P8">Каждый по дефолту получает 2 недели на запись от 1 или 16 числа в зависимости от даты</text:p>
      <text:p text:style-name="P8">И 6 уроков на этот срок</text:p>
      <text:p text:style-name="Text_20_body"><text:line-break/><text:span text:style-name="T1">В каждой неделе есть 5 рабочих дней (можно настраивать по дням или на месяц)</text:span></text:p>
      <text:p text:style-name="Text_20_body"/>
      <text:p text:style-name="P1">при нажатии на любой доступный день показывается модальное окно с выбором урока по времени (от 07:00 до 19:00) – админ может добавлять и до и после, это видно только тому кому добавили</text:p>
      <text:p text:style-name="P1"/>
      <text:p text:style-name="P1">Выбор урока – проверить <text:span text:style-name="T2">что не занят в момент выбора, проверить что не занят в момент отправки на сервер – если занят – вывести ошибку</text:span></text:p>
      <text:p text:style-name="P1"/>
      <text:p text:style-name="P3">Сделать broadcasting check</text:p>
      <text:p text:style-name="P3"/>
      <text:p text:style-name="P3"/>
      <text:p text:style-name="P3"/>
      <text:p text:style-name="P2">при нажатии на любой доступный день показывается модальное окно с выбором урока по времени (от 07:00 до 19:00) <text:s/>- </text:p>
      <text:list xml:id="list3070481546" text:style-name="L1">
        <text:list-item>
          <text:p text:style-name="P9">Проверить каждый выбранный урок – не занят ли, чтобы избежать cheatings</text:p>
        </text:list-item>
        <text:list-item>
          <text:p text:style-name="P9">Если урок занят – Вывести сообщение - “Урок занят” или “Урок занят Вами” - Выводить при показе списка уроков</text:p>
        </text:list-item>
        <text:list-item>
          <text:p text:style-name="P9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  <text:list-item>
          <text:p text:style-name="P9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  <text:list-item>
          <text:p text:style-name="P13">При сбросе/закрытии окна выбора уроков – почистить окно от всего.</text:p>
        </text:list-item>
        <text:list-item>
          <text:p text:style-name="P15">Вывод списка уроков</text:p>
        </text:list-item>
      </text:list>
      <text:list xml:id="list653272089" text:style-name="L2">
        <text:list-item>
          <text:p text:style-name="P10">Проверить каждый выбранный урок – не занят ли, чтобы избежать cheatings</text:p>
        </text:list-item>
      </text:list>
      <text:list xml:id="list2141865649" text:style-name="L3">
        <text:list-item>
          <text:p text:style-name="P18">Послать AJAX запрос с данными – дата урока + время урока</text:p>
        </text:list-item>
        <text:list-item>
          <text:p text:style-name="P18">Сделать запрос в БД в таблицу Урок с этими данными – если данные существуют (одна запись) – вернуть текст ошибки (из-за переводов)</text:p>
        </text:list-item>
        <text:list-item>
          <text:p text:style-name="P18">Вывести ошибку - <text:span text:style-name="T3">если есть</text:span></text:p>
        </text:list-item>
        <text:list-item>
          <text:p text:style-name="P20"><text:soft-page-break/>Если есть ошибка, на стороне сервера записать в лог(кто, IP, время, данные урока, пометка - “подозрение в мошенничестве”)</text:p>
        </text:list-item>
      </text:list>
      <text:list xml:id="list3832901921" text:style-name="L4">
        <text:list-item>
          <text:p text:style-name="P21">Если урок занят – Вывести сообщение - “Урок занят” или “Урок занят Вами” - Выводить при показе списка уроков</text:p>
        </text:list-item>
      </text:list>
      <text:list xml:id="list3092168557" text:style-name="L5">
        <text:list-item>
          <text:list>
            <text:list-item>
              <text:list>
                <text:list-item>
                  <text:p text:style-name="P22">При загрузке списка уроков проверить его занятость и если урок занят проверить не этим ли учеником – если да – вывести “Урок занят Вами” иначе вывести “Урок занят” - <text:span text:style-name="T11">done</text:span></text:p>
                </text:list-item>
              </text:list>
            </text:list-item>
          </text:list>
        </text:list-item>
      </text:list>
      <text:list xml:id="list3704063318" text:style-name="L6">
        <text:list-item>
          <text:p text:style-name="P11">Отсчитывать количество выбраных уроков + уже выбраных на этот срок (с добавкой недель из user_settings) – при привышении этого количества не выбирать больше уроков и вывести сообщение</text:p>
        </text:list-item>
      </text:list>
      <text:list xml:id="list1630287079" text:style-name="L7">
        <text:list-item>
          <text:p text:style-name="P14">При выборе урока, отсылать на сервер количество выбраных, но не подтвержденных уроков ученика (подумать, можно ли сочитать этот пункт с 1п.) - <text:span text:style-name="T12">done</text:span></text:p>
        </text:list-item>
        <text:list-item>
          <text:p text:style-name="P25"><text:span text:style-name="T4">На сервере – определить границы срока записи, выбрать из ДБ уроки по этим срокам( -&gt;whereBetween(</text:span>'date', array(<text:span text:style-name="T4">$start,$end)) ) и po user_id, использовать count - done</text:span></text:p>
        </text:list-item>
        <text:list-item>
          <text:p text:style-name="P26">Количество выбраных уроков сложить с результатом прадыдущего пункта и сравнить с данными из user_settings - <text:span text:style-name="T12">done</text:span></text:p>
        </text:list-item>
        <text:list-item>
          <text:p text:style-name="P26">Если в результате сравнения выйдет больше чем в user_settings – вернуть текст ошибки с <text:span text:style-name="T13">количеством оставшихся свободных уроках </text:span><text:span text:style-name="T14">(???) - <text:s/>done</text:span></text:p>
        </text:list-item>
        <text:list-item>
          <text:p text:style-name="P26">Записать в лог<text:span text:style-name="T3">(кто, IP, время, данные урока = null, пометка - “</text:span>попытка использования большего количества уроков<text:span text:style-name="T3">”) - done</text:span></text:p>
        </text:list-item>
      </text:list>
      <text:list xml:id="list180928101140211" text:continue-list="list3704063318" text:style-name="L6">
        <text:list-item>
          <text:p text:style-name="P12">При сохранении проверить что выбранные уроки не заняты, что количество выбраных уроков + уже сохраненных в этом сроке не больше выбранных уроков. Вывести ошибку если больше и не сохранять, но дать возможность убрать лишние (в ошибке вывести сколько уроков осталось на запись)</text:p>
        </text:list-item>
      </text:list>
      <text:list xml:id="list1979474323" text:style-name="L8">
        <text:list-item>
          <text:p text:style-name="P29">Посылать на сервер массив массивов в формате [‘date’ =&gt; [‘time1’,’time2’,...] ] -<text:span text:style-name="T15">done</text:span></text:p>
        </text:list-item>
        <text:list-item>
          <text:p text:style-name="P29">Для каждого времени проверить его наличие в ДБ на данную дату. (попробовать SQL “in” может быть) – если хоть одно из времен присутствует в ДБ – вернуть текст ошибки и записать в лог – <text:span text:style-name="T15">done in prev</text:span></text:p>
        </text:list-item>
        <text:list-item>
          <text:p text:style-name="P29">О<text:span text:style-name="T4">пределить границы срока записи, выбрать из ДБ уроки по этим срокам( -&gt;whereBetween(</text:span>'date', array(<text:span text:style-name="T4">$start,$end)) ) и po user_id, использовать count -done in prev</text:span></text:p>
        </text:list-item>
        <text:list-item>
          <text:p text:style-name="P29">Достать из массива массивов count массивов и сложить с результатом предыдущего пункта <text:span text:style-name="T5">и сравнить с данными из user_settings – done in prev</text:span></text:p>
        </text:list-item>
        <text:list-item>
          <text:p text:style-name="P27">Если в результате сравнения выйдет больше чем в user_settings – вернуть текст ошибки с количеством оставшихся свободных уроках – <text:span text:style-name="T15">done in prev</text:span></text:p>
        </text:list-item>
        <text:list-item>
          <text:p text:style-name="P28"><text:soft-page-break/>Записать в лог<text:span text:style-name="T3">(кто, IP, время, данные урока = null, пометка - “</text:span>попытка использования большего количества уроков<text:span text:style-name="T3">”)</text:span> – <text:span text:style-name="T15">done in prev</text:span></text:p>
        </text:list-item>
        <text:list-item>
          <text:p text:style-name="P30">Запись в ДБ не производить (если ошибка) - <text:span text:style-name="T16">done</text:span></text:p>
        </text:list-item>
      </text:list>
      <text:list xml:id="list2832757112" text:style-name="L9">
        <text:list-item>
          <text:p text:style-name="P16"><text:s/></text:p>
        </text:list-item>
        <text:list-item>
          <text:p text:style-name="P16">Вывод списка уроков</text:p>
        </text:list-item>
      </text:list>
      <text:list xml:id="list1152896655" text:style-name="L10">
        <text:list-item>
          <text:p text:style-name="P31">Проверить дату – должна быть в <text:s/><text:span text:style-name="T4">границ</text:span>ах<text:span text:style-name="T4"> срока записи</text:span>(<text:span text:style-name="T6">с</text:span>м п.4.3) - <text:span text:style-name="T7">done</text:span></text:p>
        </text:list-item>
        <text:list-item>
          <text:p text:style-name="P17">Взять дату и переслать на сервер AJAXом – <text:span text:style-name="T8">проверить дату как выше</text:span></text:p>
        </text:list-item>
        <text:list-item>
          <text:p text:style-name="P17">На сервере – составить предварительный список уроков с 7:00 до 19:00 с шагом 40 минут – <text:span text:style-name="T9">done (but it builds on client side)</text:span></text:p>
        </text:list-item>
        <text:list-item>
          <text:p text:style-name="P31">Проверить каждый урок по дате и времени – кем занят – см п.2 – <text:span text:style-name="T9">done (add translation)</text:span></text:p>
        </text:list-item>
        <text:list-item>
          <text:p text:style-name="P31">Сторона клиента – стереть данные в модальном окне - <text:span text:style-name="T9">done</text:span></text:p>
        </text:list-item>
        <text:list-item>
          <text:p text:style-name="P31">Вывести новый список уроков с указанием кем занят плюс вкл/выкл переключатель - <text:span text:style-name="T9">done</text:span></text:p>
        </text:list-item>
      </text:list>
      <text:p text:style-name="P7"/>
      <text:p text:style-name="P6">Проверить каждый выбранный урок – не занят ли, чтобы избежать cheatings</text:p>
      <text:list xml:id="list2570264409" text:style-name="L11">
        <text:list-item>
          <text:p text:style-name="P19">Послать AJAX запрос с данными – дата урока + время урока - <text:span text:style-name="T10">done</text:span></text:p>
        </text:list-item>
        <text:list-item>
          <text:p text:style-name="P19">Сделать запрос в БД в таблицу Урок с этими данными – если данные существуют (одна запись) – вернуть текст ошибки (из-за переводов) - <text:span text:style-name="T10">done</text:span></text:p>
        </text:list-item>
        <text:list-item>
          <text:p text:style-name="P19">Вывести ошибку - <text:span text:style-name="T3">если есть - done</text:span></text:p>
        </text:list-item>
        <text:list-item>
          <text:p text:style-name="P23">Если есть ошибка, на стороне сервера записать в лог(кто, IP, время, данные урока, пометка - “подозрение в мошенничестве”) - <text:span text:style-name="T10">done</text:span></text:p>
        </text:list-item>
      </text:list>
      <text:p text:style-name="P24"/>
      <text:p text:style-name="P32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04:36.983789139</meta:creation-date>
    <dc:date>2018-12-27T18:09:27.831291977</dc:date>
    <meta:editing-duration>PT15H53M55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48" meta:word-count="829" meta:character-count="5094" meta:non-whitespace-character-count="4308"/>
  </office:meta>
</office:document-meta>
</file>